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140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16mm" fo:break-before="auto" style:use-optimal-row-height="false"/>
    </style:style>
    <style:style style:name="ro3" style:family="table-row">
      <style:table-row-properties style:row-height="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ff"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rocedimientos de Remis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BO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isión en Soporte Papel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blema de conexión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  <table:table-cell office:value-type="string" calcext:value-type="string">
            <text:p>Aplicación PUEF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  <table:table-cell office:value-type="string" calcext:value-type="string">
            <text:p>Formación - <text:s/>Jorn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ltas gener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  <table:table-cell office:value-type="string" calcext:value-type="string">
            <text:p>INFOC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  <table:table-cell office:value-type="string" calcext:value-type="string">
            <text:p>Incompatibilidad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o de Sugerencias y Reclam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RDAC</text:p>
          </table:table-cell>
        </table:table-row>
        <table:table-row table:style-name="ro2">
          <table:table-cell table:style-name="ce3" table:number-columns-repeated="3"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ción y Publicación del BOJA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rocedimientos de Remis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BO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isión en Soporte Papel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Problema de conexión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  <table:table-cell office:value-type="string" calcext:value-type="string">
            <text:p>Aplicación PUEF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  <table:table-cell office:value-type="string" calcext:value-type="string">
            <text:p>Formación - <text:s/>Jorn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office:value-type="string" calcext:value-type="string">
            <text:p>Almacenami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Trans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(Transief, Pasarela, Editra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  <table:table-cell office:value-type="string" calcext:value-type="string">
            <text:p>INFOC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</text:p>
          </table:table-cell>
          <table:table-cell office:value-type="string" calcext:value-type="string">
            <text:p>Subsistema Ciudadanía - IGA-JdA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CONSUMO R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  <table:table-cell office:value-type="string" calcext:value-type="string">
            <text:p>Libro de Sugerencias y Reclam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RDAC</text:p>
          </table:table-cell>
        </table:table-row>
        <table:table-row table:style-name="ro3">
          <table:table-cell table:style-name="ce3" table:number-columns-repeated="3"/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  <table:table-cell office:value-type="string" calcext:value-type="string">
            <text:p>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O Remisión Electrónic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  <table:table-cell office:value-type="string" calcext:value-type="string">
            <text:p>Quej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  <table:table-cell office:value-type="string" calcext:value-type="string">
            <text:p>Desbloqueo de contraseñ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zón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dia de soportes electró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ción de información en soportes electró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irada de dispositiv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  <table:table-cell office:value-type="string" calcext:value-type="string">
            <text:p>Almacenami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Modificación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Escá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d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ctor de tarjeta criptográf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avanz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ia 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de estación multiu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aulas y salas de DD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otras aulas y salas de SS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sala de 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éfono móvi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  <table:table-cell office:value-type="string" calcext:value-type="string">
            <text:p>DGRel Fin CC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SEC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</text:p>
          </table:table-cell>
          <table:table-cell office:value-type="string" calcext:value-type="string">
            <text:p>Subsistema Ciudadanía - CIYAT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GA-JdA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Usuarios –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8:45:21.986000000</meta:creation-date>
    <dc:date>2015-08-18T08:47:53.691000000</dc:date>
    <meta:editing-duration>PT2M32S</meta:editing-duration>
    <meta:editing-cycles>1</meta:editing-cycles>
    <meta:document-statistic meta:table-count="1" meta:cell-count="821" meta:object-count="0"/>
    <meta:generator>LibreOffice/4.4.1.2$Windows_x86 LibreOffice_project/45e2de17089c24a1fa810c8f975a7171ba4cd432</meta:generator>
  </office:meta>
</office:document-meta>
</file>